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draw:marker-start-width="0.203cm" draw:marker-end="Arrow" draw:marker-end-width="0.203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draw:marker-start="Arrow" draw:marker-start-width="0.203cm" draw:marker-end-width="0.203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cm" draw:marker-start="Arrow" draw:marker-start-width="0.203cm" draw:marker-end="" draw:marker-end-width="0.203cm" draw:fill="none" draw:textarea-vertical-align="middle" fo:padding-top="0.125cm" fo:padding-bottom="0.125cm" fo:padding-left="0.25cm" fo:padding-right="0.25cm"/>
    </style:style>
    <style:style style:name="gr6" style:family="graphic" style:parent-style-name="objectwithoutfill">
      <style:graphic-properties svg:stroke-width="0cm" svg:stroke-color="#000000" draw:marker-start-width="0.203cm" draw:marker-end="Arrow" draw:marker-end-width="0.203cm" draw:fill="none" draw:textarea-vertical-align="middle" fo:padding-top="0.125cm" fo:padding-bottom="0.125cm" fo:padding-left="0.25cm" fo:padding-right="0.25cm"/>
    </style:style>
    <style:style style:name="gr7" style:family="graphic" style:parent-style-name="objectwithoutfill">
      <style:graphic-properties svg:stroke-width="0cm" svg:stroke-color="#000000" draw:marker-start="Arrow" draw:marker-start-width="0.203cm" draw:marker-end-width="0.203cm" draw:fill="none" draw:textarea-vertical-align="middle" fo:padding-top="0.125cm" fo:padding-bottom="0.125cm" fo:padding-left="0.25cm" fo:padding-right="0.25cm"/>
    </style:style>
    <style:style style:name="gr8" style:family="graphic" style:parent-style-name="objectwithoutfill">
      <style:graphic-properties svg:stroke-width="0cm" svg:stroke-color="#000000" draw:marker-start="Arrow" draw:marker-start-width="0.203cm" draw:marker-end="" draw:marker-end-width="0.203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color="#000000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64cm" svg:height="1.535cm" svg:x="2.169cm" svg:y="3.64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64cm" svg:height="1.535cm" svg:x="6.676cm" svg:y="2.545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64cm" svg:height="1.535cm" svg:x="6.889cm" svg:y="6.64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64cm" svg:height="1.535cm" svg:x="11.584cm" svg:y="3.03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64cm" svg:height="1.535cm" svg:x="10.844cm" svg:y="9.35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64cm" svg:height="1.535cm" svg:x="16.174cm" svg:y="2.845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1.64cm" svg:height="1.535cm" svg:x="13.538cm" svg:y="6.677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64cm" svg:height="1.535cm" svg:x="2.076cm" svg:y="8.645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809cm" svg:y1="4.413cm" svg:x2="6.676cm" svg:y2="3.313cm" draw:start-shape="id1" draw:start-glue-point="10" draw:end-shape="id2" draw:end-glue-point="6" svg:d="M3809 4413l2867-1100" svg:viewBox="0 0 2868 1101">
          <text:p text:style-name="P1">4</text:p>
        </draw:connector>
        <draw:connector draw:style-name="gr3" draw:text-style-name="P1" draw:layer="layout" draw:type="line" svg:x1="2.989cm" svg:y1="5.18cm" svg:x2="2.896cm" svg:y2="8.645cm" draw:start-shape="id1" draw:start-glue-point="8" draw:end-shape="id3" draw:end-glue-point="4" svg:d="M2989 5180l-93 3465" svg:viewBox="0 0 94 3466">
          <text:p text:style-name="P1">1</text:p>
        </draw:connector>
        <draw:connector draw:style-name="gr4" draw:text-style-name="P3" draw:layer="layout" draw:type="line" svg:x1="3.569cm" svg:y1="4.956cm" svg:x2="7.129cm" svg:y2="6.872cm" draw:start-shape="id1" draw:start-glue-point="9" draw:end-shape="id4" draw:end-glue-point="5" svg:d="M3569 4956l3560 1916" svg:viewBox="0 0 3561 1917">
          <text:p text:style-name="P1"><text:span text:style-name="T2">1</text:span></text:p>
        </draw:connector>
        <draw:connector draw:style-name="gr5" draw:text-style-name="P1" draw:layer="layout" draw:type="line" svg:x1="8.289cm" svg:y1="6.872cm" svg:x2="11.824cm" svg:y2="4.343cm" draw:start-shape="id4" draw:start-glue-point="11" draw:end-shape="id5" draw:end-glue-point="7" svg:d="M8289 6872l3535-2529" svg:viewBox="0 0 3536 2530">
          <text:p text:style-name="P1">3</text:p>
        </draw:connector>
        <draw:connector draw:style-name="gr3" draw:text-style-name="P1" draw:layer="layout" draw:type="line" svg:x1="8.316cm" svg:y1="3.313cm" svg:x2="11.584cm" svg:y2="3.8cm" draw:start-shape="id2" draw:start-glue-point="10" draw:end-shape="id5" draw:end-glue-point="6" svg:d="M8316 3313l3268 487" svg:viewBox="0 0 3269 488">
          <text:p text:style-name="P1">100</text:p>
        </draw:connector>
        <draw:connector draw:style-name="gr6" draw:text-style-name="P1" draw:layer="layout" draw:type="line" svg:x1="13.224cm" svg:y1="3.8cm" svg:x2="16.174cm" svg:y2="3.613cm" draw:start-shape="id5" draw:start-glue-point="10" draw:end-shape="id6" draw:end-glue-point="6" svg:d="M13224 3800l2950-187" svg:viewBox="0 0 2951 188">
          <text:p text:style-name="P1">5</text:p>
        </draw:connector>
        <draw:connector draw:style-name="gr4" draw:text-style-name="P1" draw:layer="layout" draw:type="line" svg:x1="8.289cm" svg:y1="7.959cm" svg:x2="11.084cm" svg:y2="9.574cm" draw:start-shape="id4" draw:start-glue-point="9" draw:end-shape="id7" draw:end-glue-point="5" svg:d="M8289 7959l2795 1615" svg:viewBox="0 0 2796 1616">
          <text:p text:style-name="P1">1</text:p>
        </draw:connector>
        <draw:connector draw:style-name="gr3" draw:text-style-name="P1" draw:layer="layout" draw:type="line" svg:x1="3.716cm" svg:y1="9.413cm" svg:x2="10.844cm" svg:y2="10.118cm" draw:start-shape="id3" draw:start-glue-point="10" draw:end-shape="id7" draw:end-glue-point="6" svg:d="M3716 9413l7128 705" svg:viewBox="0 0 7129 706">
          <text:p text:style-name="P1">0</text:p>
        </draw:connector>
        <draw:connector draw:style-name="gr3" draw:text-style-name="P1" draw:layer="layout" draw:type="line" svg:x1="12.244cm" svg:y1="9.574cm" svg:x2="13.778cm" svg:y2="7.988cm" draw:start-shape="id7" draw:start-glue-point="11" draw:end-shape="id8" draw:end-glue-point="7" svg:d="M12244 9574l1534-1586" svg:viewBox="0 0 1535 1587">
          <text:p text:style-name="P1">7</text:p>
        </draw:connector>
        <draw:connector draw:style-name="gr7" draw:text-style-name="P1" draw:layer="layout" draw:type="line" svg:x1="14.938cm" svg:y1="6.901cm" svg:x2="16.994cm" svg:y2="4.38cm" draw:start-shape="id8" draw:start-glue-point="11" draw:end-shape="id6" draw:end-glue-point="8" svg:d="M14938 6901l2056-2521" svg:viewBox="0 0 2057 2522">
          <text:p text:style-name="P1">0</text:p>
        </draw:connector>
        <draw:connector draw:style-name="gr4" draw:text-style-name="P1" draw:layer="layout" draw:type="curve" svg:x1="7.496cm" svg:y1="2.545cm" svg:x2="16.994cm" svg:y2="2.845cm" draw:start-shape="id2" draw:start-glue-point="4" draw:end-shape="id6" draw:end-glue-point="4" svg:d="M7496 2545c0-753 9498-903 9498 300" svg:viewBox="0 0 9499 886">
          <text:p text:style-name="P1">10</text:p>
        </draw:connector>
        <draw:connector draw:style-name="gr8" draw:text-style-name="P1" draw:layer="layout" draw:type="line" svg:x1="12.984cm" svg:y1="4.343cm" svg:x2="14.358cm" svg:y2="6.677cm" draw:start-shape="id5" draw:start-glue-point="9" draw:end-shape="id8" draw:end-glue-point="4" svg:d="M12984 4343l1374 2334" svg:viewBox="0 0 1375 2335">
          <text:p text:style-name="P1">-17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8T16:41:22.669838912</meta:creation-date>
    <dc:date>2016-05-18T23:06:18.493045997</dc:date>
    <dc:creator>elucterio </dc:creator>
    <meta:editing-duration>PT58M55S</meta:editing-duration>
    <meta:editing-cycles>11</meta:editing-cycles>
    <meta:generator>LibreOffice/4.2.8.2$Linux_X86_64 LibreOffice_project/420m0$Build-2</meta:generator>
    <meta:document-statistic meta:object-count="20"/>
  </office:meta>
</office:document-meta>
</file>